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7mm"/>
    </style:style>
    <style:style style:name="co2" style:family="table-column">
      <style:table-column-properties fo:break-before="auto" style:column-width="12.95mm"/>
    </style:style>
    <style:style style:name="co3" style:family="table-column">
      <style:table-column-properties fo:break-before="auto" style:column-width="13.26mm"/>
    </style:style>
    <style:style style:name="co4" style:family="table-column">
      <style:table-column-properties fo:break-before="auto" style:column-width="7.2mm"/>
    </style:style>
    <style:style style:name="co5" style:family="table-column">
      <style:table-column-properties fo:break-before="auto" style:column-width="3.51mm"/>
    </style:style>
    <style:style style:name="co6" style:family="table-column">
      <style:table-column-properties fo:break-before="auto" style:column-width="30.37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8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nsert into "object" values(1,'person','huma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2,'bicycle','unknow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3,'car','movab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4,'motorcycle','movab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5,'airplane','movab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6,'bus','movab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7,'train','movab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8,'truck','movab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9,'boat','movab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10,'traffic light','unknow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11,'fire hydrant','movab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12,'stop sign','movab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13,'parking meter','unknow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14,'bench','fix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15,'bird','anima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16,'cat','anima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17,'dog','anima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18,'horse','anima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19,'sheep','anima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20,'cow','anima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21,'elephant','anima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22,'bear','anima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23,'zebra','anima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24,'giraffe','anima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25,'backpack','movab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26,'umbrella','fix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27,'handbag','movab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28,'tie','movab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29,'suitcase','movab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30,'frisbee','frisbee');</text:p>
          </table:table-cell>
          <table:table-cell table:number-columns-repeated="6"/>
          <table:table-cell table:style-name="ce1"/>
          <table:table-cell/>
        </table:table-row>
        <table:table-row table:style-name="ro1">
          <table:table-cell office:value-type="string" calcext:value-type="string">
            <text:p>insert into "object" values(31,'skis','fix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32,'snowboard','fix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33,'ball','movab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34,'kite','fix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35,'baseball bat','movab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36,'baseball glove','movab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37,'skateboard','movab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38,'surfboard','fix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39,'tennis racket','fix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40,'bottle','movab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41,'wine glass','fix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42,'cup','unknow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43,'fork','unknow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44,'knife','unknow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45,'spoon','unknow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46,'bowl','unknow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47,'banana','unknow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48,'apple','unknow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49,'sandwich','unknow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50,'orange','unknow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51,'broccoli','unknow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52,'carrot','unknow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53,'hot dog','unknow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54,'pizza','unknow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55,'donut','unknow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56,'cake','unknow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57,'chair','movab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58,'couch','fix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59,'potted plant','fix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60,'bed','fix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61,'dining table','fix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62,'toilet','fix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63,'tv','fix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64,'laptop','fix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65,'mouse','fix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66,'remote','movab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67,'keyboard','fix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68,'cell phone','movab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69,'microwave','fix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70,'oven','fix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71,'toaster','fix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72,'sink','fix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73,'refrigerator','fix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74,'book','movab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75,'clock','fix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76,'vase','fix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77,'scissors','fix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78,'teddy bear','movab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79,'hair drier','unknow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 into "object" values(80,'toothbrush','unknown');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lim DJERROUD</meta:initial-creator>
    <meta:creation-date>2019-08-31T15:40:27.393903316</meta:creation-date>
    <dc:date>2019-08-31T16:14:48.485162001</dc:date>
    <dc:creator>Halim DJERROUD</dc:creator>
    <meta:editing-duration>PT34M15S</meta:editing-duration>
    <meta:editing-cycles>11</meta:editing-cycles>
    <meta:generator>LibreOffice/5.1.6.2$Linux_X86_64 LibreOffice_project/10m0$Build-2</meta:generator>
    <meta:document-statistic meta:table-count="1" meta:cell-count="80" meta:object-count="0"/>
  </office:meta>
</office:document-meta>
</file>